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14f" officeooo:paragraph-rsid="0016714f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3.6457in" fo:min-width="3.6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nergy Control Service</text:p>
      <text:p text:style-name="P1"/>
      <text:p text:style-name="P1">This document describes the Energy Control Service which manage a photovoltaic environment.</text:p>
      <text:p text:style-name="P1"/>
      <text:p text:style-name="P1"/>
      <text:p text:style-name="P1">Bla bla bla</text:p>
      <text:p text:style-name="P1"/>
      <text:p text:style-name="P1"/>
      <text:p text:style-name="P1"/>
      <text:p text:style-name="P1"><draw:custom-shape text:anchor-type="paragraph" draw:z-index="0" draw:name="Shape 1" draw:style-name="gr1" draw:text-style-name="P2" svg:width="3.6461in" svg:height="3.6461in" svg:x="0.8984in" svg:y="0.0945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re bla bla 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36:40.108017912</meta:creation-date>
    <dc:date>2023-10-30T20:39:20.073042212</dc:date>
    <meta:editing-duration>PT2M41S</meta:editing-duration>
    <meta:editing-cycles>1</meta:editing-cycles>
    <meta:document-statistic meta:table-count="0" meta:image-count="0" meta:object-count="0" meta:page-count="1" meta:paragraph-count="4" meta:word-count="22" meta:character-count="139" meta:non-whitespace-character-count="121"/>
    <meta:generator>LibreOffice/7.3.7.2$Linux_X86_64 LibreOffice_project/30$Build-2</meta:generator>
  </office:meta>
</office:document-meta>
</file>